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66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000000" draw:fill="solid" draw:fill-color="#00ff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fill="solid" draw:fill-color="#66ffff" draw:textarea-horizontal-align="justify" draw:textarea-vertical-align="middle" draw:auto-grow-height="false" fo:min-height="3.306cm" fo:min-width="2.04cm"/>
    </style:style>
    <style:style style:name="gr5" style:family="graphic" style:parent-style-name="standard">
      <style:graphic-properties svg:stroke-color="#000000" draw:fill="solid" draw:fill-color="#00ff00" draw:textarea-horizontal-align="justify" draw:textarea-vertical-align="middle" draw:auto-grow-height="false" fo:min-height="0.385cm" fo:min-width="0.135cm"/>
    </style:style>
    <style:style style:name="gr6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385cm" fo:min-width="0.135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3.556cm" svg:x="1.937cm" svg:y="1.176cm">
          <text:p text:style-name="P1">MEM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.302cm" svg:y="1.47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0.635cm" svg:height="0.635cm" svg:x="4.477cm" svg:y="1.476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3.556cm" svg:x="20.336cm" svg:y="1.176cm">
          <draw:glue-point draw:id="4" svg:x="-2.425cm" svg:y="5.002cm"/>
          <text:p text:style-name="P1">MEM3</text:p>
          <draw:enhanced-geometry svg:viewBox="0 0 21600 21600" draw:type="rectangle" draw:enhanced-path="M 0 0 L 21600 0 21600 21600 0 21600 0 0 Z N"/>
        </draw:custom-shape>
        <draw:custom-shape draw:style-name="gr5" draw:text-style-name="P1" xml:id="id3" draw:id="id3" draw:layer="layout" svg:width="0.635cm" svg:height="0.635cm" svg:x="19.701cm" svg:y="1.476cm">
          <text:p text:style-name="P1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635cm" svg:height="0.635cm" svg:x="22.876cm" svg:y="1.476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1" draw:layer="layout" svg:width="2.54cm" svg:height="3.556cm" svg:x="7.239cm" svg:y="1.177cm">
            <text:p text:style-name="P1">MEM1</text:p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635cm" svg:height="0.635cm" svg:x="6.603cm" svg:y="1.476cm">
            <text:p text:style-name="P1"><text:span text:style-name="T1">A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635cm" svg:height="0.635cm" svg:x="9.778cm" svg:y="1.476cm">
            <text:p text:style-name="P1"><text:span text:style-name="T1">B</text:span></text:p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2.54cm" svg:height="3.556cm" svg:x="7.237cm" svg:y="1.176cm">
          <text:p text:style-name="P1">MEM1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0.635cm" svg:height="0.635cm" svg:x="6.601cm" svg:y="1.47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635cm" svg:height="0.635cm" svg:x="9.776cm" svg:y="1.475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3.556cm" svg:x="13.937cm" svg:y="1.176cm">
          <text:p text:style-name="P1">MEM2</text:p>
          <draw:enhanced-geometry svg:viewBox="0 0 21600 21600" draw:type="rectangle" draw:enhanced-path="M 0 0 L 21600 0 21600 21600 0 21600 0 0 Z N"/>
        </draw:custom-shape>
        <draw:custom-shape draw:style-name="gr5" draw:text-style-name="P1" xml:id="id1" draw:id="id1" draw:layer="layout" svg:width="0.635cm" svg:height="0.635cm" svg:x="13.301cm" svg:y="1.47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0.635cm" svg:height="0.635cm" svg:x="16.476cm" svg:y="1.475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line-skew="2.648cm -7.058cm -0.413cm" svg:x1="13.618cm" svg:y1="2.11cm" svg:x2="1.617cm" svg:y2="1.474cm" draw:start-shape="id1" draw:start-glue-point="2" draw:end-shape="id2" draw:end-glue-point="0" svg:d="M13618 2110v3148h-13059v-4699h1058v915" svg:viewBox="0 0 13060 4700">
          <text:p/>
        </draw:connector>
        <draw:custom-shape draw:style-name="gr5" draw:text-style-name="P1" xml:id="id2" draw:id="id2" draw:layer="layout" svg:width="0.635cm" svg:height="0.635cm" svg:x="1.3cm" svg:y="1.474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line-skew="3.663cm -13.417cm -0.922cm" svg:x1="20.018cm" svg:y1="2.111cm" svg:x2="6.918cm" svg:y2="1.475cm" draw:start-shape="id3" draw:start-glue-point="2" draw:end-shape="id4" draw:end-glue-point="0" svg:d="M20018 2111v4163h-19967v-6223h6867v1424" svg:viewBox="0 0 19968 6224">
          <text:p/>
        </draw:connector>
        <draw:connector draw:style-name="gr10" draw:text-style-name="P1" draw:layer="layout" draw:line-skew="3.156cm -10.488cm -0.669cm" svg:x1="16.793cm" svg:y1="2.11cm" svg:x2="4.794cm" svg:y2="1.476cm" draw:start-shape="id5" draw:start-glue-point="2" draw:end-shape="id6" draw:end-glue-point="0" svg:d="M16793 2110v3656h-16488v-5461h4489v1171" svg:viewBox="0 0 16489 546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.622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ao Lopes</meta:initial-creator>
    <meta:creation-date>2014-12-12T09:44:41</meta:creation-date>
    <dc:date>2017-06-29T09:49:21.587069185</dc:date>
    <meta:editing-duration>PT11H22M42S</meta:editing-duration>
    <meta:editing-cycles>31</meta:editing-cycles>
    <meta:generator>LibreOffice/4.3.3.2$Linux_X86_64 LibreOffice_project/430m0$Build-2</meta:generator>
    <dc:creator>Jose Sousa</dc:creator>
    <meta:document-statistic meta:object-count="20"/>
  </office:meta>
</office:document-meta>
</file>